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3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</style:style>
    <style:style style:name="T1" style:family="text"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3" style:family="text">
      <style:text-properties fo:color="#0000ff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itations:</text:p>
      <text:p text:style-name="P4"/>
      <text:p text:style-name="P1"><text:a xlink:type="simple" xlink:href="http://sandbox.yoyogames.com/resources?cat_id=3"><text:span text:style-name="T3">http://sandbox.yoyogames.com/resources?cat_id=3</text:span></text:a></text:p>
      <text:p text:style-name="P4"/>
      <text:p text:style-name="P1"><text:a xlink:type="simple" xlink:href="http://sdb.drshnaps.com/display.php?object=4392"><text:span text:style-name="T3">http://sdb.drshnaps.com/display.php?object=4392</text:span></text:a></text:p>
      <text:p text:style-name="P4"/>
      <text:p text:style-name="P1"><text:a xlink:type="simple" xlink:href="http://www.lostgarden.com/2007/05/dancs-miraculously-flexible-game.html"><text:span text:style-name="T3">http://www.lostgarden.com/2007/05/dancs-miraculously-flexible-game.html</text:span></text:a></text:p>
      <text:p text:style-name="P4"/>
      <text:p text:style-name="P1"><text:a xlink:type="simple" xlink:href="http://www.lostgarden.com/2005/03/game-post-mortem-hard-vacuum.html"><text:span text:style-name="T3">http://www.lostgarden.com/2005/03/game-post-mortem-hard-vacuum.html</text:span></text:a></text:p>
      <text:p text:style-name="P4"/>
      <text:p text:style-name="P1"><text:a xlink:type="simple" xlink:href="http://www.rpgmakervx.net/lofiversion/index.php/t5519.html"><text:span text:style-name="T3">http://www.rpgmakervx.net/lofiversion/index.php/t5519.html</text:span></text:a></text:p>
      <text:p text:style-name="P4"/>
      <text:p text:style-name="P1"><text:a xlink:type="simple" xlink:href="http://code.google.com/p/andengineexamples/source/checkout"><text:span text:style-name="T3">http://code.google.com/p/andengineexamples/source/checkout</text:span></text:a></text:p>
      <text:p text:style-name="P4"/>
      <text:p text:style-name="P1"><text:a xlink:type="simple" xlink:href="http://sdb.drshnaps.com/"><text:span text:style-name="T3">http://sdb.drshnaps.com/</text:span></text:a></text:p>
      <text:p text:style-name="P4"/>
      <text:p text:style-name="P1"><text:a xlink:type="simple" xlink:href="http://wiki.andengine.org/HUD"><text:span text:style-name="T3">http://wiki.andengine.org/HUD</text:span></text:a></text:p>
      <text:p text:style-name="P4"/>
      <text:p text:style-name="P1"><text:a xlink:type="simple" xlink:href="http://media.photobucket.com/image/zelda%20heart%20sprites/Fair_One_Of_The_Last_Dusk/Miscellaneous/Legend%20of%20Zelda%20Sprites/Other%20Zelda%20Sprites/Heart_Container.gif?o=4"><text:span text:style-name="T3">http://media.photobucket.com/image/zelda%20heart%20sprites/Fair_One_Of_The_Last_Dusk/Miscellaneous/Legend%20of%20Zelda%20Sprites/Other%20Zelda%20Sprites/Heart_Container.gif?o=4</text:span></text:a></text:p>
      <text:p text:style-name="P3"/>
      <text:p text:style-name="P1"><text:a xlink:type="simple" xlink:href="http://www.veryicon.com/icons/system/gant-2/rock.html"><text:span text:style-name="T3">http://www.veryicon.com/icons/system/gant-2/rock.html</text:span></text:a></text:p>
      <text:p text:style-name="P1"><text:span text:style-name="T2"/></text:p>
      <text:p text:style-name="P1"><text:a xlink:type="simple" xlink:href="http://www.andengine.org/forums/post22011.html#p22011" office:target-frame-name="_blank" xlink:show="new"><text:span text:style-name="T2">http://www.andengine.org/forums/post22011.html#p22011</text:span></text:a></text:p>
      <text:p text:style-name="Standard"/>
      <text:p text:style-name="Standard"><text:a xlink:type="simple" xlink:href="http://www.andengine.org/forums/topic3907.html" office:target-frame-name="_blank" xlink:show="new">http://www.andengine.org/forums/topic3907.html</text:a></text:p>
      <text:p text:style-name="Standard"/>
      <text:p text:style-name="Standard"><text:a xlink:type="simple" xlink:href="http://www.andengine.org/forums/post17296.html#p17296" office:target-frame-name="_blank" xlink:show="new">http://www.andengine.org/forums/post17296.html#p17296</text:a></text:p>
      <text:p text:style-name="Standard"/>
      <text:p text:style-name="Standard"><text:a xlink:type="simple" xlink:href="http://www.andengine.org/forums/tutorials/tiled-game-t4331.html" office:target-frame-name="_blank" xlink:show="new">http://www.andengine.org/forums/tutorials/tiled-game-t4331.html</text:a></text:p>
      <text:p text:style-name="Standard"/>
      <text:p text:style-name="Standard"><text:a xlink:type="simple" xlink:href="http://www.andengine.org/forums/post21402.html" office:target-frame-name="_blank" xlink:show="new">http://www.andengine.org/forums/post21402.html</text:a></text:p>
      <text:p text:style-name="Standard"/>
      <text:p text:style-name="Standard"><text:a xlink:type="simple" xlink:href="http://www.andengine.org/forums/post18434.html#p18434" office:target-frame-name="_blank" xlink:show="new">http://www.andengine.org/forums/post18434.html#p18434</text:a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7" meta:word-count="17" meta:character-count="954"/>
    <dc:date>2011-10-02T06:08:26</dc:date>
    <dc:creator>Brooks </dc:creator>
    <meta:editing-duration>PT11S</meta:editing-duration>
    <meta:editing-cycles>1</meta:editing-cycles>
    <meta:generator>LibreOffice/3.3$Unix LibreOffice_project/330m19$Build-401</meta:generator>
  </office:meta>
</office:document-meta>
</file>